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20000031B3947F15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48cm" fo:min-width="0.398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262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6400" draw:textarea-horizontal-align="justify" draw:textarea-vertical-align="middle" draw:auto-grow-height="false" fo:min-height="0.226cm" fo:min-width="0cm" draw:shadow-offset-x="0.203cm" draw:shadow-offset-y="0.2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0064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417cm" svg:x="1cm" svg:y="4.261cm">
          <draw:image xlink:href="Pictures/10000000000003220000031B3947F157.jpg" xlink:type="simple" xlink:show="embed" xlink:actuate="onLoad" draw:mime-type="image/jpeg">
            <text:p/>
          </draw:image>
        </draw:frame>
        <draw:custom-shape draw:style-name="gr2" draw:text-style-name="P2" draw:layer="layout" svg:width="1.27cm" svg:height="1.27cm" svg:x="7.032cm" svg:y="21.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position-x="$0" draw:handle-position-y="10800" draw:handle-range-x-minimum="0" draw:handle-range-x-maximum="7200"/>
          </draw:enhanced-geometry>
        </draw:custom-shape>
        <draw:line draw:style-name="gr3" draw:text-style-name="P3" draw:layer="layout" svg:x1="6.08cm" svg:y1="21.637cm" svg:x2="6.08cm" svg:y2="24.495cm">
          <text:p/>
        </draw:line>
        <draw:custom-shape draw:style-name="gr4" draw:text-style-name="P4" draw:layer="layout" svg:width="4.762cm" svg:height="1.27cm" svg:x="3.54cm" svg:y="24.495cm">
          <text:p text:style-name="P4"><text:span text:style-name="T1">Earphon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2cm" svg:height="0.952cm" svg:x="8.62cm" svg:y="24.49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5T21:45:58.014520187</dc:date>
    <meta:editing-duration>PT4M2S</meta:editing-duration>
    <meta:editing-cycles>1</meta:editing-cycles>
    <meta:generator>LibreOffice/26.2.1.2$Linux_X86_64 LibreOffice_project/620$Build-2</meta:generator>
    <meta:document-statistic meta:object-count="5"/>
  </office:meta>
</office:document-meta>
</file>